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391a" officeooo:paragraph-rsid="000339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usammenfassung 6a)</text:p>
      <text:p text:style-name="P1">-1. Use case diagramm erstellen nach Anforderungen</text:p>
      <text:p text:style-name="P1">2. <text:s/>Sequenzdiagramm fuer Schrittzaehler erstellen und seine Vorgehensweise erklaere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4:11:14.187276418</meta:creation-date>
    <dc:date>2024-06-06T14:12:49.076581887</dc:date>
    <meta:editing-duration>PT1M35S</meta:editing-duration>
    <meta:editing-cycles>1</meta:editing-cycles>
    <meta:document-statistic meta:table-count="0" meta:image-count="0" meta:object-count="0" meta:page-count="1" meta:paragraph-count="3" meta:word-count="18" meta:character-count="153" meta:non-whitespace-character-count="137"/>
    <meta:generator>LibreOffice/7.3.7.2$Linux_X86_64 LibreOffice_project/30$Build-2</meta:generator>
  </office:meta>
</office:document-meta>
</file>